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Heading_20_1"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5" style:family="text">
      <style:text-properties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NSI C grammar, Lex specification</text:h>
      <text:p text:style-name="P1"><text:span text:style-name="T1">In 1985, Jeff Lee published this Lex specification together with a </text:span><text:a xlink:type="simple" xlink:href="http://www.lysator.liu.se/c/ANSI-C-grammar-y.html" text:style-name="Internet_20_link" text:visited-style-name="Visited_20_Internet_20_Link"><text:span text:style-name="T4">Yacc grammar</text:span></text:a><text:span text:style-name="T2"> </text:span><text:span text:style-name="T1">for the April 30, 1985 ANSI C draft. </text:span><text:span text:style-name="Teletype"><text:span text:style-name="T2"> </text:span></text:span><text:span text:style-name="T1">Tom Stockfisch reposted both to net.sources in 1987; that original, as mentioned in the answer to </text:span><text:a xlink:type="simple" xlink:href="http://www.lysator.liu.se/c/c-faq/c-17.html#17-25" text:style-name="Internet_20_link" text:visited-style-name="Visited_20_Internet_20_Link"><text:span text:style-name="T4">question 17.25</text:span></text:a><text:span text:style-name="T2"> </text:span><text:span text:style-name="T1">of the comp.lang.c FAQ, can be ftp'ed from ftp.uu.net, file </text:span><text:a xlink:type="simple" xlink:href="ftp://ftp.uu.net/usenet/net.sources/ansi.c.grammar.Z" text:style-name="Internet_20_link" text:visited-style-name="Visited_20_Internet_20_Link"><text:span text:style-name="T4">usenet/net.sources/ansi.c.grammar.Z</text:span></text:a><text:span text:style-name="T1">.</text:span></text:p>
      <text:p text:style-name="P2">I intend to keep this version as close to the current C Standard grammar as possible; please let me know if you discover discrepancies.</text:p>
      <text:p text:style-name="P1"><text:a xlink:type="simple" xlink:href="mailto:jutta@pobox.com" text:style-name="Internet_20_link" text:visited-style-name="Visited_20_Internet_20_Link">Jutta Degener</text:a><text:span text:style-name="T1">, 1995</text:span></text:p>
      <text:p text:style-name="Horizontal_20_Line"/>
      <text:p text:style-name="P6">D <text:s text:c="22"/>[0-9]</text:p>
      <text:p text:style-name="P3">L <text:s text:c="22"/>[a-zA-Z_]</text:p>
      <text:p text:style-name="P3">H <text:s text:c="22"/>[a-fA-F0-9]</text:p>
      <text:p text:style-name="P3">E <text:s text:c="22"/>[Ee][+-]?{D}+</text:p>
      <text:p text:style-name="P3">FS <text:s text:c="21"/>(f|F|l|L)</text:p>
      <text:p text:style-name="P3">IS <text:s text:c="21"/>(u|U|l|L)*</text:p>
      <text:p text:style-name="P5"/>
      <text:p text:style-name="P3">%{</text:p>
      <text:p text:style-name="P3">#include &lt;stdio.h&gt;</text:p>
      <text:p text:style-name="P3">#include "y.tab.h"</text:p>
      <text:p text:style-name="P5"/>
      <text:p text:style-name="P5"><text:span text:style-name="T3">void </text:span><text:a xlink:type="simple" xlink:href="http://www.lysator.liu.se/c/ANSI-C-grammar-l.html#count" text:style-name="Internet_20_link" text:visited-style-name="Visited_20_Internet_20_Link">count()</text:a><text:span text:style-name="T3">;</text:span></text:p>
      <text:p text:style-name="P3">%}</text:p>
      <text:p text:style-name="P5"/>
      <text:p text:style-name="P3">%%</text:p>
      <text:p text:style-name="P5"><text:span text:style-name="T3">"/*" <text:s text:c="19"/>{ </text:span><text:a xlink:type="simple" xlink:href="http://www.lysator.liu.se/c/ANSI-C-grammar-l.html#comment" text:style-name="Internet_20_link" text:visited-style-name="Visited_20_Internet_20_Link">comment()</text:a><text:span text:style-name="T3">; }</text:span></text:p>
      <text:p text:style-name="P5"/>
      <text:p text:style-name="P3">"auto" <text:s text:c="17"/>{ count(); return(<text:bookmark text:name="AUTO"/>AUTO); }</text:p>
      <text:p text:style-name="P3">"break" <text:s text:c="16"/>{ count(); return(<text:bookmark text:name="BREAK"/>BREAK); }</text:p>
      <text:p text:style-name="P3">"case" <text:s text:c="17"/>{ count(); return(<text:bookmark text:name="CASE"/>CASE); }</text:p>
      <text:p text:style-name="P3">"char" <text:s text:c="17"/>{ count(); return(<text:bookmark text:name="CHAR"/>CHAR); }</text:p>
      <text:p text:style-name="P3">"const" <text:s text:c="16"/>{ count(); return(<text:bookmark text:name="CONST"/>CONST); }</text:p>
      <text:p text:style-name="P3">"continue" <text:s text:c="13"/>{ count(); return(<text:bookmark text:name="CONTINUE"/>CONTINUE); }</text:p>
      <text:p text:style-name="P3">"default" <text:s text:c="14"/>{ count(); return(<text:bookmark text:name="DEFAULT"/>DEFAULT); }</text:p>
      <text:p text:style-name="P3">"do" <text:s text:c="19"/>{ count(); return(<text:bookmark text:name="DO"/>DO); }</text:p>
      <text:p text:style-name="P3">"double" <text:s text:c="15"/>{ count(); return(<text:bookmark text:name="DOUBLE"/>DOUBLE); }</text:p>
      <text:p text:style-name="P3">"else" <text:s text:c="17"/>{ count(); return(<text:bookmark text:name="ELSE"/>ELSE); }</text:p>
      <text:p text:style-name="P3">"enum" <text:s text:c="17"/>{ count(); return(<text:bookmark text:name="ENUM"/>ENUM); }</text:p>
      <text:p text:style-name="P3">"extern" <text:s text:c="15"/>{ count(); return(<text:bookmark text:name="EXTERN"/>EXTERN); }</text:p>
      <text:p text:style-name="P3">"float" <text:s text:c="16"/>{ count(); return(<text:bookmark text:name="FLOAT"/>FLOAT); }</text:p>
      <text:p text:style-name="P3">"for" <text:s text:c="18"/>{ count(); return(<text:bookmark text:name="FOR"/>FOR); }</text:p>
      <text:p text:style-name="P3">"goto" <text:s text:c="17"/>{ count(); return(<text:bookmark text:name="GOTO"/>GOTO); }</text:p>
      <text:p text:style-name="P3">"if" <text:s text:c="19"/>{ count(); return(<text:bookmark text:name="IF"/>IF); }</text:p>
      <text:p text:style-name="P3">"int" <text:s text:c="18"/>{ count(); return(<text:bookmark text:name="INT"/>INT); }</text:p>
      <text:p text:style-name="P3">"long" <text:s text:c="17"/>{ count(); return(<text:bookmark text:name="LONG"/>LONG); }</text:p>
      <text:p text:style-name="P3">"register" <text:s text:c="13"/>{ count(); return(<text:bookmark text:name="REGISTER"/>REGISTER); }</text:p>
      <text:p text:style-name="P3">"return" <text:s text:c="15"/>{ count(); return(<text:bookmark text:name="RETURN"/>RETURN); }</text:p>
      <text:p text:style-name="P3">"short" <text:s text:c="16"/>{ count(); return(<text:bookmark text:name="SHORT"/>SHORT); }</text:p>
      <text:p text:style-name="P3">"signed" <text:s text:c="15"/>{ count(); return(<text:bookmark text:name="SIGNED"/>SIGNED); }</text:p>
      <text:p text:style-name="P3">"sizeof" <text:s text:c="15"/>{ count(); return(<text:bookmark text:name="SIZEOF"/>SIZEOF); }</text:p>
      <text:p text:style-name="P3"><text:soft-page-break/>"static" <text:s text:c="15"/>{ count(); return(<text:bookmark text:name="STATIC"/>STATIC); }</text:p>
      <text:p text:style-name="P3">"struct" <text:s text:c="15"/>{ count(); return(<text:bookmark text:name="STRUCT"/>STRUCT); }</text:p>
      <text:p text:style-name="P3">"switch" <text:s text:c="15"/>{ count(); return(<text:bookmark text:name="SWITCH"/>SWITCH); }</text:p>
      <text:p text:style-name="P3">"typedef" <text:s text:c="14"/>{ count(); return(<text:bookmark text:name="TYPEDEF"/>TYPEDEF); }</text:p>
      <text:p text:style-name="P3">"union" <text:s text:c="16"/>{ count(); return(<text:bookmark text:name="UNION"/>UNION); }</text:p>
      <text:p text:style-name="P3">"unsigned" <text:s text:c="13"/>{ count(); return(<text:bookmark text:name="UNSIGNED"/>UNSIGNED); }</text:p>
      <text:p text:style-name="P3">"void" <text:s text:c="17"/>{ count(); return(<text:bookmark text:name="VOID"/>VOID); }</text:p>
      <text:p text:style-name="P3">"volatile" <text:s text:c="13"/>{ count(); return(<text:bookmark text:name="VOLATILE"/>VOLATILE); }</text:p>
      <text:p text:style-name="P3">"while" <text:s text:c="16"/>{ count(); return(<text:bookmark text:name="WHILE"/>WHILE); }</text:p>
      <text:p text:style-name="P5"/>
      <text:p text:style-name="P5"><text:span text:style-name="T3">{L}({L}|{D})* <text:s text:c="10"/>{ count(); return(</text:span><text:a xlink:type="simple" xlink:href="http://www.lysator.liu.se/c/ANSI-C-grammar-l.html#check-type" text:style-name="Internet_20_link" text:visited-style-name="Visited_20_Internet_20_Link">check_type()</text:a><text:span text:style-name="T3">); }</text:span></text:p>
      <text:p text:style-name="P5"/>
      <text:p text:style-name="P3">0[xX]{H}+{IS}? <text:s text:c="9"/>{ count(); return(<text:bookmark text:name="CONSTANT"/>CONSTANT); }</text:p>
      <text:p text:style-name="P3">0{D}+{IS}? <text:s text:c="13"/>{ count(); return(CONSTANT); }</text:p>
      <text:p text:style-name="P3">{D}+{IS}? <text:s text:c="14"/>{ count(); return(CONSTANT); }</text:p>
      <text:p text:style-name="P3">L?'(\\.|[^\\'])+' <text:s text:c="6"/>{ count(); return(CONSTANT); }</text:p>
      <text:p text:style-name="P5"/>
      <text:p text:style-name="P3">{D}+{E}{FS}? <text:s text:c="11"/>{ count(); return(CONSTANT); }</text:p>
      <text:p text:style-name="P3">{D}*"."{D}+({E})?{FS}? <text:s/>{ count(); return(CONSTANT); }</text:p>
      <text:p text:style-name="P3">{D}+"."{D}*({E})?{FS}? <text:s/>{ count(); return(CONSTANT); }</text:p>
      <text:p text:style-name="P5"/>
      <text:p text:style-name="P3">L?\"(\\.|[^\\"])*\" <text:s text:c="4"/>{ count(); return(<text:bookmark text:name="STRING-LITERAL"/>STRING_LITERAL); }</text:p>
      <text:p text:style-name="P5"/>
      <text:p text:style-name="P3">"..." <text:s text:c="18"/>{ count(); return(<text:bookmark text:name="ELLIPSIS"/>ELLIPSIS); }</text:p>
      <text:p text:style-name="P3">"&gt;&gt;=" <text:s text:c="18"/>{ count(); return(<text:bookmark text:name="RIGHT-ASSIGN"/>RIGHT_ASSIGN); }</text:p>
      <text:p text:style-name="P3">"&lt;&lt;=" <text:s text:c="18"/>{ count(); return(<text:bookmark text:name="LEFT-ASSIGN"/>LEFT_ASSIGN); }</text:p>
      <text:p text:style-name="P3">"+=" <text:s text:c="19"/>{ count(); return(<text:bookmark text:name="ADD-ASSIGN"/>ADD_ASSIGN); }</text:p>
      <text:p text:style-name="P3">"-=" <text:s text:c="19"/>{ count(); return(<text:bookmark text:name="SUB-ASSIGN"/>SUB_ASSIGN); }</text:p>
      <text:p text:style-name="P3">"*=" <text:s text:c="19"/>{ count(); return(<text:bookmark text:name="MUL-ASSIGN"/>MUL_ASSIGN); }</text:p>
      <text:p text:style-name="P3">"/=" <text:s text:c="19"/>{ count(); return(<text:bookmark text:name="DIV-ASSIGN"/>DIV_ASSIGN); }</text:p>
      <text:p text:style-name="P3">"%=" <text:s text:c="19"/>{ count(); return(<text:bookmark text:name="MOD-ASSIGN"/>MOD_ASSIGN); }</text:p>
      <text:p text:style-name="P3">"&amp;=" <text:s text:c="19"/>{ count(); return(<text:bookmark text:name="AND-ASSIGN"/>AND_ASSIGN); }</text:p>
      <text:p text:style-name="P3">"^=" <text:s text:c="19"/>{ count(); return(<text:bookmark text:name="XOR-ASSIGN"/>XOR_ASSIGN); }</text:p>
      <text:p text:style-name="P3">"|=" <text:s text:c="19"/>{ count(); return(<text:bookmark text:name="OR-ASSIGN"/>OR_ASSIGN); }</text:p>
      <text:p text:style-name="P3">"&gt;&gt;" <text:s text:c="19"/>{ count(); return(<text:bookmark text:name="RIGHT-OP"/>RIGHT_OP); }</text:p>
      <text:p text:style-name="P3">"&lt;&lt;" <text:s text:c="19"/>{ count(); return(<text:bookmark text:name="LEFT-OP"/>LEFT_OP); }</text:p>
      <text:p text:style-name="P3">"++" <text:s text:c="19"/>{ count(); return(<text:bookmark text:name="INC-OP"/>INC_OP); }</text:p>
      <text:p text:style-name="P3">"--" <text:s text:c="19"/>{ count(); return(<text:bookmark text:name="DEC-OP"/>DEC_OP); }</text:p>
      <text:p text:style-name="P3">"-&gt;" <text:s text:c="19"/>{ count(); return(<text:bookmark text:name="PTR-OP"/>PTR_OP); }</text:p>
      <text:p text:style-name="P3">"&amp;&amp;" <text:s text:c="19"/>{ count(); return(<text:bookmark text:name="AND-OP"/>AND_OP); }</text:p>
      <text:p text:style-name="P3">"||" <text:s text:c="19"/>{ count(); return(<text:bookmark text:name="OR-OP"/>OR_OP); }</text:p>
      <text:p text:style-name="P3">"&lt;=" <text:s text:c="19"/>{ count(); return(<text:bookmark text:name="LE-OP"/>LE_OP); }</text:p>
      <text:p text:style-name="P3">"&gt;=" <text:s text:c="19"/>{ count(); return(<text:bookmark text:name="GE-OP"/>GE_OP); }</text:p>
      <text:p text:style-name="P3">"==" <text:s text:c="19"/>{ count(); return(<text:bookmark text:name="EQ-OP"/>EQ_OP); }</text:p>
      <text:p text:style-name="P3">"!=" <text:s text:c="19"/>{ count(); return(<text:bookmark text:name="NE-OP"/>NE_OP); }</text:p>
      <text:p text:style-name="P3">";" <text:s text:c="20"/>{ count(); return(';'); }</text:p>
      <text:p text:style-name="P3">("{"|"&lt;%") <text:s text:c="13"/>{ count(); return('{'); }</text:p>
      <text:p text:style-name="P3">("}"|"%&gt;") <text:s text:c="13"/>{ count(); return('}'); }</text:p>
      <text:p text:style-name="P3">"," <text:s text:c="20"/>{ count(); return(','); }</text:p>
      <text:p text:style-name="P3">":" <text:s text:c="20"/>{ count(); return(':'); }</text:p>
      <text:p text:style-name="P3">"=" <text:s text:c="20"/>{ count(); return('='); }</text:p>
      <text:p text:style-name="P3">"(" <text:s text:c="20"/>{ count(); return('('); }</text:p>
      <text:p text:style-name="P3">")" <text:s text:c="20"/>{ count(); return(')'); }</text:p>
      <text:p text:style-name="P3">("["|"&lt;:") <text:s text:c="13"/>{ count(); return('['); }</text:p>
      <text:p text:style-name="P3">("]"|":&gt;") <text:s text:c="13"/>{ count(); return(']'); }</text:p>
      <text:p text:style-name="P3">"." <text:s text:c="20"/>{ count(); return('.'); }</text:p>
      <text:p text:style-name="P3">"&amp;" <text:s text:c="20"/>{ count(); return('&amp;'); }</text:p>
      <text:p text:style-name="P3">"!" <text:s text:c="20"/>{ count(); return('!'); }</text:p>
      <text:p text:style-name="P3">"~" <text:s text:c="20"/>{ count(); return('~'); }</text:p>
      <text:p text:style-name="P3"><text:soft-page-break/>"-" <text:s text:c="20"/>{ count(); return('-'); }</text:p>
      <text:p text:style-name="P3">"+" <text:s text:c="20"/>{ count(); return('+'); }</text:p>
      <text:p text:style-name="P3">"*" <text:s text:c="20"/>{ count(); return('*'); }</text:p>
      <text:p text:style-name="P3">"/" <text:s text:c="20"/>{ count(); return('/'); }</text:p>
      <text:p text:style-name="P3">"%" <text:s text:c="20"/>{ count(); return('%'); }</text:p>
      <text:p text:style-name="P3">"&lt;" <text:s text:c="20"/>{ count(); return('&lt;'); }</text:p>
      <text:p text:style-name="P3">"&gt;" <text:s text:c="20"/>{ count(); return('&gt;'); }</text:p>
      <text:p text:style-name="P3">"^" <text:s text:c="20"/>{ count(); return('^'); }</text:p>
      <text:p text:style-name="P3">"|" <text:s text:c="20"/>{ count(); return('|'); }</text:p>
      <text:p text:style-name="P3">"?" <text:s text:c="20"/>{ count(); return('?'); }</text:p>
      <text:p text:style-name="P5"/>
      <text:p text:style-name="P3">[ \t\v\n\f] <text:s text:c="12"/>{ count(); }</text:p>
      <text:p text:style-name="P3">. <text:s text:c="22"/>{ /* ignore bad characters */ }</text:p>
      <text:p text:style-name="P5"/>
      <text:p text:style-name="P3">%%</text:p>
      <text:p text:style-name="P5"/>
      <text:p text:style-name="P3">yywrap()</text:p>
      <text:p text:style-name="P3">{</text:p>
      <text:p text:style-name="P4"><text:s text:c="8"/><text:span text:style-name="T5">return(1);</text:span></text:p>
      <text:p text:style-name="P3">}</text:p>
      <text:p text:style-name="P5"/>
      <text:p text:style-name="P5"><text:bookmark text:name="comment"/></text:p>
      <text:p text:style-name="P3">comment()</text:p>
      <text:p text:style-name="P3">{</text:p>
      <text:p text:style-name="P4"><text:s text:c="8"/><text:span text:style-name="T5">char c, c1;</text:span></text:p>
      <text:p text:style-name="P5"/>
      <text:p text:style-name="P3">loop:</text:p>
      <text:p text:style-name="P4"><text:s text:c="8"/><text:span text:style-name="T5">while ((c = input()) != '*' &amp;&amp; c != 0)</text:span></text:p>
      <text:p text:style-name="P4"><text:s text:c="16"/><text:span text:style-name="T5">putchar(c);</text:span></text:p>
      <text:p text:style-name="P5"/>
      <text:p text:style-name="P4"><text:s text:c="8"/><text:span text:style-name="T5">if ((c1 = input()) != '/' &amp;&amp; c != 0)</text:span></text:p>
      <text:p text:style-name="P4"><text:s text:c="8"/><text:span text:style-name="T5">{</text:span></text:p>
      <text:p text:style-name="P4"><text:s text:c="16"/><text:span text:style-name="T5">unput(c1);</text:span></text:p>
      <text:p text:style-name="P4"><text:s text:c="16"/><text:span text:style-name="T5">goto loop;</text:span></text:p>
      <text:p text:style-name="P4"><text:s text:c="8"/><text:span text:style-name="T5">}</text:span></text:p>
      <text:p text:style-name="P5"/>
      <text:p text:style-name="P4"><text:s text:c="8"/><text:span text:style-name="T5">if (c != 0)</text:span></text:p>
      <text:p text:style-name="P4"><text:s text:c="16"/><text:span text:style-name="T5">putchar(c1);</text:span></text:p>
      <text:p text:style-name="P3">}</text:p>
      <text:p text:style-name="P5"/>
      <text:p text:style-name="P5"/>
      <text:p text:style-name="P3">int column = 0;</text:p>
      <text:p text:style-name="P5"/>
      <text:p text:style-name="P3"><text:bookmark text:name="count"/>void count()</text:p>
      <text:p text:style-name="P3">{</text:p>
      <text:p text:style-name="P4"><text:s text:c="8"/><text:span text:style-name="T5">int i;</text:span></text:p>
      <text:p text:style-name="P5"/>
      <text:p text:style-name="P4"><text:s text:c="8"/><text:span text:style-name="T5">for (i = 0; yytext[i] != '\0'; i++)</text:span></text:p>
      <text:p text:style-name="P4"><text:s text:c="16"/><text:span text:style-name="T5">if (yytext[i] == '\n')</text:span></text:p>
      <text:p text:style-name="P4"><text:s text:c="24"/><text:span text:style-name="T5">column = 0;</text:span></text:p>
      <text:p text:style-name="P4"><text:s text:c="16"/><text:span text:style-name="T5">else if (yytext[i] == '\t')</text:span></text:p>
      <text:p text:style-name="P4"><text:s text:c="24"/><text:span text:style-name="T5">column += 8 - (column % 8);</text:span></text:p>
      <text:p text:style-name="P4"><text:s text:c="16"/><text:span text:style-name="T5">else</text:span></text:p>
      <text:p text:style-name="P4"><text:s text:c="24"/><text:span text:style-name="T5">column++;</text:span></text:p>
      <text:p text:style-name="P5"/>
      <text:p text:style-name="P4"><text:s text:c="8"/><text:span text:style-name="T5">ECHO;</text:span></text:p>
      <text:p text:style-name="P3">}</text:p>
      <text:p text:style-name="P5"/>
      <text:p text:style-name="P5"/>
      <text:p text:style-name="P3"><text:bookmark text:name="check-type"/><text:soft-page-break/>int check_type()</text:p>
      <text:p text:style-name="P3">{</text:p>
      <text:p text:style-name="P3">/*</text:p>
      <text:p text:style-name="P3">* pseudo code --- this is what it should check</text:p>
      <text:p text:style-name="P3">*</text:p>
      <text:p text:style-name="P3">* <text:s text:c="6"/>if (yytext == type_name)</text:p>
      <text:p text:style-name="P3">* <text:s text:c="14"/>return(TYPE_NAME);</text:p>
      <text:p text:style-name="P3">*</text:p>
      <text:p text:style-name="P3">* <text:s text:c="6"/>return(IDENTIFIER);</text:p>
      <text:p text:style-name="P3">*/</text:p>
      <text:p text:style-name="P5"/>
      <text:p text:style-name="P3">/*</text:p>
      <text:p text:style-name="P3">* <text:s text:c="6"/>it actually will only return IDENTIFIER</text:p>
      <text:p text:style-name="P3">*/</text:p>
      <text:p text:style-name="P5"/>
      <text:p text:style-name="P4"><text:s text:c="8"/><text:span text:style-name="T5">return(IDENTIFIER);</text:span></text:p>
      <text:p text:style-name="P7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44:12.043819178</meta:creation-date>
    <dc:date>2018-05-02T14:47:09.482586739</dc:date>
    <meta:editing-duration>PT2M58S</meta:editing-duration>
    <meta:editing-cycles>1</meta:editing-cycles>
    <meta:document-statistic meta:table-count="0" meta:image-count="0" meta:object-count="0" meta:page-count="4" meta:paragraph-count="153" meta:word-count="676" meta:character-count="6254" meta:non-whitespace-character-count="3802"/>
    <meta:generator>LibreOffice/5.1.6.2$Linux_X86_64 LibreOffice_project/10m0$Build-2</meta:generator>
  </office:meta>
</office:document-meta>
</file>